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3.025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4">ORIGINAL</text:p>
            <text:p text:style-name="P4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5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4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s text:c="7"/>THOOTHUKUDI <text:s text:c="11"/>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0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total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amt(o.invoice_no_id.amount_total_inr*o.excise_duty_id.amount/100)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dec(o.invoice_no_id.amount_total*o.excise_duty_id.amount/100 or 0)&gt;</text:placeholder>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PLACE <text:s/>: <text:span text:style-name="T2">THOOTHUKUDI</text:span></text:p>
            <text:p text:style-name="P11"><text:soft-page-break/></text:p>
            <text:p text:style-name="P7"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10-07T12:21:22</dc:date>
    <meta:editing-duration>PT5H30M33S</meta:editing-duration>
    <meta:editing-cycles>78</meta:editing-cycles>
    <meta:generator>LibreOffice/3.5$Linux_x86 LibreOffice_project/350m1$Build-2</meta:generator>
    <dc:creator>Dev127 </dc:creator>
    <meta:document-statistic meta:table-count="2" meta:image-count="0" meta:object-count="0" meta:page-count="2" meta:paragraph-count="62" meta:word-count="245" meta:character-count="2514" meta:non-whitespace-character-count="1689"/>
  </office:meta>
</office:document-meta>
</file>